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me_at_the_zoo</text:p>
          </table:table-cell>
          <table:table-cell table:style-name="ce2" office:value-type="float" office:value="516558" calcext:value-type="float">
            <text:p>5165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s_worth_spreading</text:p>
          </table:table-cell>
          <table:table-cell table:style-name="ce3" office:value-type="float" office:value="610550" calcext:value-type="float">
            <text:p>610550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" office:value-type="float" office:value="2613263" calcext:value-type="float">
            <text:p>2613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ending_today</text:p>
          </table:table-cell>
          <table:table-cell table:style-name="ce2" office:value-type="float" office:value="499966" calcext:value-type="float">
            <text:p>499966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float" office:value="2628109" calcext:value-type="float">
            <text:p>2628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ttens</text:p>
          </table:table-cell>
          <table:table-cell table:style-name="ce2" office:value-type="float" office:value="965229" calcext:value-type="float">
            <text:p>965229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2638033" calcext:value-type="float">
            <text:p>263803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2641955" calcext:value-type="float">
            <text:p>2641955</text:p>
          </table:table-cell>
          <table:table-cell table:number-columns-repeated="1019"/>
        </table:table-row>
        <table:table-row table:style-name="ro1">
          <table:table-cell/>
          <table:table-cell table:formula="of:=SUM([.B1:.B4])" office:value-type="float" office:value="2592303" calcext:value-type="float">
            <text:p>25923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2651999" calcext:value-type="float">
            <text:p>265199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2586837" calcext:value-type="float">
            <text:p>25868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6]-[.B7]" office:value-type="float" office:value="5466" calcext:value-type="float">
            <text:p>5466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14:45.956901378</meta:creation-date>
    <dc:date>2017-03-06T16:45:34.642900964</dc:date>
    <meta:editing-duration>PT27M32S</meta:editing-duration>
    <meta:editing-cycles>1</meta:editing-cycles>
    <meta:document-statistic meta:table-count="1" meta:cell-count="22" meta:object-count="0"/>
    <meta:generator>LibreOffice/5.1.4.2$Linux_X86_64 LibreOffice_project/10m0$Build-2</meta:generator>
  </office:meta>
</office:document-meta>
</file>